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ktiv-grotesk" svg:font-family="aktiv-grotesk, sans-serif"/>
    <style:font-face style:name="apple-system" svg:font-family="apple-system, BlinkMacSystemFont, 'Segoe UI', Roboto, Oxygen, Ubuntu, Cantarell, 'Fira Sans', 'Droid Sans', 'Helvetica Neue', 'Microsoft Yahei',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pple-system" fo:font-size="11.25pt" fo:letter-spacing="normal" fo:font-style="normal" fo:font-weight="normal"/>
    </style:style>
    <style:style style:name="P3" style:family="paragraph" style:parent-style-name="Text_20_body" style:list-style-name="L1">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style:style>
    <style:style style:name="P4" style:family="paragraph" style:parent-style-name="Text_20_body" style:list-style-name="L2">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style:style>
    <style:style style:name="P5" style:family="paragraph" style:parent-style-name="Text_20_body" style:list-style-name="L3">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style:style>
    <style:style style:name="P6" style:family="paragraph" style:parent-style-name="Text_20_body" style:list-style-name="L4">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style:style>
    <style:style style:name="P7" style:family="paragraph" style:parent-style-name="Text_20_body" style:list-style-name="L5">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style:style>
    <style:style style:name="P8" style:family="paragraph" style:parent-style-name="Text_20_body" style:list-style-name="L6">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style:style>
    <style:style style:name="P9" style:family="paragraph" style:parent-style-name="Text_20_body" style:list-style-name="L7">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style:style>
    <style:style style:name="P10" style:family="paragraph" style:parent-style-name="Text_20_body" style:list-style-name="L8">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style:style>
    <style:style style:name="P11" style:family="paragraph" style:parent-style-name="Text_20_body" style:list-style-name="L6">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officeooo:rsid="001b68e4" officeooo:paragraph-rsid="001b68e4"/>
    </style:style>
    <style:style style:name="P12" style:family="paragraph" style:parent-style-name="Text_20_body">
      <style:paragraph-properties fo:margin-top="0cm" fo:margin-bottom="0.265cm" style:contextual-spacing="false" fo:orphans="2" fo:widows="2"/>
      <style:text-properties fo:font-variant="normal" fo:text-transform="none" fo:color="#000000" loext:opacity="100%" style:font-name="apple-system" fo:font-size="11.25pt" fo:letter-spacing="normal" fo:font-style="normal" fo:font-weight="normal" officeooo:rsid="001b68e4" officeooo:paragraph-rsid="001b68e4"/>
    </style:style>
    <style:style style:name="P1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000000" loext:opacity="100%" style:font-name="apple-system" fo:font-size="11.25pt" fo:letter-spacing="normal" fo:font-style="normal" fo:font-weight="normal"/>
    </style:style>
    <style:style style:name="P14" style:family="paragraph" style:parent-style-name="Text_20_body">
      <style:paragraph-properties fo:margin-left="0cm" fo:margin-right="0cm" fo:margin-top="0cm" fo:margin-bottom="0.265cm" style:contextual-spacing="false" fo:orphans="2" fo:widows="2" fo:text-indent="0cm" style:auto-text-indent="false"/>
      <style:text-properties fo:color="#000000" loext:opacity="100%"/>
    </style:style>
    <style:style style:name="P15" style:family="paragraph" style:parent-style-name="Text_20_body">
      <style:paragraph-properties fo:margin-left="0cm" fo:margin-right="0cm" fo:margin-top="0cm" fo:margin-bottom="0.265cm" style:contextual-spacing="false" fo:orphans="2" fo:widows="2" fo:text-indent="0cm" style:auto-text-indent="false"/>
      <style:text-properties fo:color="#000000" loext:opacity="100%" style:font-name="aktiv-grotesk" fo:font-size="10.5pt" fo:letter-spacing="normal" fo:background-color="#ffffff"/>
    </style:style>
    <style:style style:name="T1" style:family="text">
      <style:text-properties officeooo:rsid="001b68e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eatures:</text:p>
      <text:list xml:id="list2786636406" text:style-name="L1">
        <text:list-item>
          <text:p text:style-name="P3">Drag and drop form builder</text:p>
        </text:list-item>
      </text:list>
      <text:p text:style-name="P13">No limitation on the number of fields in the form, you can add as many fields in your form as per your requirements and adjust using simple drag and drop feature in the app.</text:p>
      <text:list xml:id="list1894894141" text:style-name="L2">
        <text:list-item>
          <text:p text:style-name="P4">Conditional logic for fields/emails</text:p>
        </text:list-item>
      </text:list>
      <text:p text:style-name="P13">Show or hide fields based on the value filed by the user. Send an email to team member based on the value of any specific field.</text:p>
      <text:list xml:id="list153608069" text:style-name="L3">
        <text:list-item>
          <text:p text:style-name="P5">Email auto responder</text:p>
        </text:list-item>
      </text:list>
      <text:p text:style-name="P13">Automatically send custom emails to your users.</text:p>
      <text:list xml:id="list4234077525" text:style-name="L4">
        <text:list-item>
          <text:p text:style-name="P6">Admin email notification</text:p>
        </text:list-item>
      </text:list>
      <text:p text:style-name="P13">Send custom emails to the admin after a form is submitted. Add multiple emails as a receiver or with field logic also.</text:p>
      <text:list xml:id="list111344964" text:style-name="L5">
        <text:list-item>
          <text:p text:style-name="P7">Export entries</text:p>
        </text:list-item>
      </text:list>
      <text:p text:style-name="P13">Export all your Form entries to CSV in one simple click.</text:p>
      <text:list xml:id="list3566035858" text:style-name="L6">
        <text:list-item>
          <text:p text:style-name="P8">Possibility to save data in database. An overview of entries per form with filters (search, daterange, ...)</text:p>
        </text:list-item>
        <text:list-item>
          <text:p text:style-name="P8">Form fields attributes, Placeholder, Required, …</text:p>
        </text:list-item>
        <text:list-item>
          <text:p text:style-name="P11">Preview mode so you can see the form built</text:p>
        </text:list-item>
      </text:list>
      <text:p text:style-name="P12"/>
      <text:p text:style-name="P14"/>
      <text:p text:style-name="P14"/>
      <text:p text:style-name="P13">Fields:</text:p>
      <text:list xml:id="list2482247506" text:style-name="L7">
        <text:list-item>
          <text:p text:style-name="P9">TextField</text:p>
        </text:list-item>
        <text:list-item>
          <text:p text:style-name="P9">Checkboxes</text:p>
        </text:list-item>
        <text:list-item>
          <text:p text:style-name="P9">Dropdown</text:p>
        </text:list-item>
        <text:list-item>
          <text:p text:style-name="P9">URL</text:p>
        </text:list-item>
        <text:list-item>
          <text:p text:style-name="P9">Phone</text:p>
        </text:list-item>
        <text:list-item>
          <text:p text:style-name="P9">Hidden field</text:p>
        </text:list-item>
        <text:list-item>
          <text:p text:style-name="P9">recaptcha</text:p>
        </text:list-item>
        <text:list-item>
          <text:p text:style-name="P9">Honeypot Field (One Field of HiddenType, One field hidden with css)</text:p>
        </text:list-item>
      </text:list>
      <text:p text:style-name="P13">If one these fields filled in, then don't post the form and just show success message.</text:p>
      <text:list xml:id="list3767638518" text:style-name="L8">
        <text:list-item>
          <text:p text:style-name="P10"><text:soft-page-break/>Textarea</text:p>
        </text:list-item>
        <text:list-item>
          <text:p text:style-name="P10">Radio buttons</text:p>
        </text:list-item>
        <text:list-item>
          <text:p text:style-name="P10">Number</text:p>
        </text:list-item>
        <text:list-item>
          <text:p text:style-name="P10">Fileupload</text:p>
        </text:list-item>
        <text:list-item>
          <text:p text:style-name="P10">Date</text:p>
        </text:list-item>
        <text:list-item>
          <text:p text:style-name="P10">Scale</text:p>
        </text:list-item>
        <text:list-item>
          <text:p text:style-name="P10">Time</text:p>
        </text:list-item>
        <text:list-item>
          <text:p text:style-name="P10">DateTime</text:p>
        </text:list-item>
        <text:list-item>
          <text:p text:style-name="P10">Date</text:p>
        </text:list-item>
        <text:list-item>
          <text:p text:style-name="P10">Star rating</text:p>
        </text:list-item>
        <text:list-item>
          <text:p text:style-name="P10">Slider</text:p>
        </text:list-item>
        <text:list-item>
          <text:p text:style-name="P10">CheckboxSelectMultipleField</text:p>
        </text:list-item>
        <text:list-item>
          <text:p text:style-name="P10">VATField</text:p>
        </text:list-item>
      </text:list>
      <text:p text:style-name="P15"/>
      <text:p text:style-name="P15"/>
      <text:p text:style-name="P15"/>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ktiv-grotesk" svg:font-family="aktiv-grotesk, sans-serif"/>
    <style:font-face style:name="apple-system" svg:font-family="apple-system, BlinkMacSystemFont, 'Segoe UI', Roboto, Oxygen, Ubuntu, Cantarell, 'Fira Sans', 'Droid Sans', 'Helvetica Neue', 'Microsoft Yahei',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6T19:32:57.057000000</meta:creation-date>
    <dc:date>2021-02-06T19:46:26.231000000</dc:date>
    <meta:editing-duration>PT3M19S</meta:editing-duration>
    <meta:editing-cycles>1</meta:editing-cycles>
    <meta:document-statistic meta:table-count="0" meta:image-count="0" meta:object-count="0" meta:page-count="2" meta:paragraph-count="37" meta:word-count="230" meta:character-count="1206" meta:non-whitespace-character-count="1042"/>
    <meta:generator>LibreOffice/7.0.3.1$Windows_X86_64 LibreOffice_project/d7547858d014d4cf69878db179d326fc3483e082</meta:generator>
  </office:meta>
</office:document-meta>
</file>